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6ed" officeooo:paragraph-rsid="0009e6ed"/>
    </style:style>
    <style:style style:name="P2" style:family="paragraph" style:parent-style-name="Standard">
      <style:text-properties officeooo:rsid="0009e6ed" officeooo:paragraph-rsid="000b1fef"/>
    </style:style>
    <style:style style:name="P3" style:family="paragraph" style:parent-style-name="Standard">
      <style:text-properties officeooo:rsid="000a0a23" officeooo:paragraph-rsid="000a0a23"/>
    </style:style>
    <style:style style:name="P4" style:family="paragraph" style:parent-style-name="Standard">
      <style:text-properties officeooo:rsid="000b1fef" officeooo:paragraph-rsid="000b1fef"/>
    </style:style>
    <style:style style:name="T1" style:family="text">
      <style:text-properties officeooo:rsid="000a0a23"/>
    </style:style>
    <style:style style:name="T2" style:family="text">
      <style:text-properties officeooo:rsid="000b1f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“What would I do if it were my last day on Earth?”</text:p>
      <text:p text:style-name="P1"/>
      <text:p text:style-name="P1">“What would I do differently if it were my last day on Earth?”</text:p>
      <text:p text:style-name="P1"/>
      <text:p text:style-name="P1">“What would I do if I were to lose my job today?”</text:p>
      <text:p text:style-name="P1"/>
      <text:p text:style-name="P1">“What would I do differently if I were to lose my job today?”</text:p>
      <text:p text:style-name="P1"/>
      <text:p text:style-name="P1">--- <text:s text:c="2"/>*** <text:s text:c="2"/>--- <text:s text:c="2"/>*** <text:s text:c="2"/>--- <text:s text:c="2"/>*** <text:s text:c="2"/>--- <text:s text:c="2"/>*** <text:s text:c="2"/>--- <text:s text:c="2"/>*** <text:s text:c="2"/>--- <text:s text:c="2"/>*** <text:s text:c="2"/>--- <text:s text:c="2"/>*** <text:s text:c="2"/>--- <text:s text:c="2"/>*** <text:s text:c="2"/>--- <text:s text:c="2"/>*** <text:s text:c="2"/>--- <text:s text:c="2"/>*** <text:s text:c="2"/></text:p>
      <text:p text:style-name="P1"/>
      <text:p text:style-name="P1">If it were my last day on Earth:</text:p>
      <text:p text:style-name="P1">May be I would go out and meet people.</text:p>
      <text:p text:style-name="P1">I think I don’t have a lot of human touch in my life.</text:p>
      <text:p text:style-name="P1"/>
      <text:p text:style-name="P1">Whom would I like to meet?</text:p>
      <text:p text:style-name="P1">I would like to meet Rohit Sud.</text:p>
      <text:p text:style-name="P1">I would like to meet my sister Anu and my jiju.</text:p>
      <text:p text:style-name="P1">I would like to meet my mother. </text:p>
      <text:p text:style-name="P1"/>
      <text:p text:style-name="P1">What would I say to them?</text:p>
      <text:p text:style-name="P1">I would say “I apologize for being selfish. I apologize for not asking you how your day was? I apologize for not being there when you might have needed an ear.”</text:p>
      <text:p text:style-name="P1"/>
      <text:p text:style-name="P1">I think that’s all. </text:p>
      <text:p text:style-name="P1"/>
      <text:p text:style-name="P1">--- <text:s text:c="2"/>*** <text:s text:c="2"/>--- <text:s text:c="2"/>*** <text:s text:c="2"/>--- <text:s text:c="2"/>*** <text:s text:c="2"/>--- <text:s text:c="2"/>*** <text:s text:c="2"/>--- <text:s text:c="2"/>*** <text:s text:c="2"/>--- <text:s text:c="2"/>*** <text:s text:c="2"/>--- <text:s text:c="2"/>*** <text:s text:c="2"/>--- <text:s text:c="2"/>*** <text:s text:c="2"/>--- <text:s text:c="2"/>*** <text:s text:c="2"/>--- <text:s text:c="2"/>*** <text:s text:c="2"/></text:p>
      <text:p text:style-name="P1"/>
      <text:p text:style-name="P1">If I were to lose my job today:</text:p>
      <text:p text:style-name="P1">I would <text:span text:style-name="T1">open my finance sheets and do the math of how long I can be without a job.</text:span></text:p>
      <text:p text:style-name="P3">After that: I would meditate and wonder about what I might have done wrong. What could I do right in my next job?</text:p>
      <text:p text:style-name="P3">And yes, I would prepare for my interviews coming here on.</text:p>
      <text:p text:style-name="P3"/>
      <text:p text:style-name="P3">I have funds to last for about 7-8 months.</text:p>
      <text:p text:style-name="P3">I have not been proactive in communication at my current job (same was the issue during my last days at Infosys).</text:p>
      <text:p text:style-name="P3"/>
      <text:p text:style-name="P4">I would prepare for coding and algorithms, I would prepare for AI/ML (and the several subjects associated with it).</text:p>
      <text:p text:style-name="P3"/>
      <text:p text:style-name="P2">--- <text:s text:c="2"/>*** <text:s text:c="2"/>--- <text:s text:c="2"/>*** <text:s text:c="2"/>--- <text:s text:c="2"/>*** <text:s text:c="2"/>--- <text:s text:c="2"/>*** <text:s text:c="2"/>--- <text:s text:c="2"/>*** <text:s text:c="2"/>--- <text:s text:c="2"/>*** <text:s text:c="2"/>--- <text:s text:c="2"/>*** <text:s text:c="2"/>--- <text:s text:c="2"/>*** <text:s text:c="2"/>--- <text:s text:c="2"/>*** <text:s text:c="2"/>--- <text:s text:c="2"/>*** <text:s text:c="2"/></text:p>
      <text:p text:style-name="P2"/>
      <text:p text:style-name="P2">“<text:span text:style-name="T2">What do I do to enjoy myself?</text:span>”</text:p>
      <text:p text:style-name="P2"/>
      <text:p text:style-name="P2">“<text:span text:style-name="T2">How do I enjoy?</text:span>”</text:p>
      <text:p text:style-name="P2"/>
      <text:p text:style-name="P2">“<text:span text:style-name="T2">What do I like doing just for fun?</text:span>”</text:p>
      <text:p text:style-name="P2"/>
      <text:p text:style-name="P4">I do a couple of things like reading, walking, spending time at the gym (rarely but enjoy it when I do) to enjoy myself but I almost every time do a cost benefit analysis of it and do it for “right reasons” rather than just for the fun of it.</text:p>
      <text:p text:style-name="P4"><text:soft-page-break/>“If I were to die today or lose my job today, I would still somewhat like to catch a breath for a day, to clear my thoughts. It is messy out there.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13:06:31.103018480</meta:creation-date>
    <dc:date>2025-05-10T13:33:47.380151340</dc:date>
    <meta:editing-duration>PT6M10S</meta:editing-duration>
    <meta:editing-cycles>1</meta:editing-cycles>
    <meta:document-statistic meta:table-count="0" meta:image-count="0" meta:object-count="0" meta:page-count="2" meta:paragraph-count="29" meta:word-count="423" meta:character-count="2074" meta:non-whitespace-character-count="1555"/>
    <meta:generator>LibreOffice/24.2.7.2$Linux_X86_64 LibreOffice_project/420$Build-2</meta:generator>
  </office:meta>
</office:document-meta>
</file>